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2aa971" officeooo:paragraph-rsid="00020c46"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22eab8" officeooo:paragraph-rsid="00020c46"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25df7c" officeooo:paragraph-rsid="00020c46"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742b89" officeooo:paragraph-rsid="00020c46"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7b39d1" officeooo:paragraph-rsid="00020c46"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02467b" officeooo:paragraph-rsid="00020c46"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7ca405" officeooo:paragraph-rsid="00020c46"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88e1d0" officeooo:paragraph-rsid="00020c46"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87c74e" officeooo:paragraph-rsid="00020c46"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0e8bb7" officeooo:paragraph-rsid="000e8bb7"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11303a" officeooo:paragraph-rsid="0011303a"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officeooo:rsid="006946c2" officeooo:paragraph-rsid="00020c46" fo:background-color="#ffffff" style:font-size-asian="10pt" style:font-size-complex="10pt"/>
    </style:style>
    <style:style style:name="P14" style:family="paragraph" style:parent-style-name="Preformatted_20_Text">
      <style:text-properties fo:color="#000000" style:font-name="Arial" fo:font-size="10pt" officeooo:rsid="0025df7c" officeooo:paragraph-rsid="00020c46" fo:background-color="#ffffff" style:font-size-asian="10pt" style:font-size-complex="10pt"/>
    </style:style>
    <style:style style:name="P15" style:family="paragraph" style:parent-style-name="Preformatted_20_Text">
      <style:text-properties fo:color="#000000" style:font-name="Arial" fo:font-size="10pt" officeooo:paragraph-rsid="00020c46" fo:background-color="#ffffff" style:font-size-asian="10pt" style:font-size-complex="10pt"/>
    </style:style>
    <style:style style:name="P16" style:family="paragraph" style:parent-style-name="Preformatted_20_Text">
      <style:text-properties fo:color="#000000" style:font-name="Arial" fo:font-size="10pt" officeooo:rsid="001143c3" officeooo:paragraph-rsid="001143c3" fo:background-color="#ffffff" style:font-size-asian="10pt" style:font-size-complex="10pt"/>
    </style:style>
    <style:style style:name="P17" style:family="paragraph" style:parent-style-name="Preformatted_20_Text">
      <style:text-properties fo:color="#000000" style:font-name="Arial" fo:font-size="10pt" officeooo:paragraph-rsid="00714702" fo:background-color="#ffffff" style:font-size-asian="10pt" style:font-size-complex="10pt"/>
    </style:style>
    <style:style style:name="P18" style:family="paragraph" style:parent-style-name="Preformatted_20_Text">
      <style:text-properties fo:color="#000000" style:font-name="Arial" fo:font-size="10pt" officeooo:paragraph-rsid="009975d0" fo:background-color="#ffffff" style:font-size-asian="10pt" style:font-size-complex="10pt"/>
    </style:style>
    <style:style style:name="P19" style:family="paragraph" style:parent-style-name="Preformatted_20_Text">
      <style:text-properties fo:color="#000000" style:font-name="Arial" fo:font-size="10pt" fo:font-weight="bold" officeooo:rsid="0025df7c" officeooo:paragraph-rsid="00020c46" fo:background-color="#ffffff" style:font-size-asian="10pt" style:font-weight-asian="bold" style:font-size-complex="10pt" style:font-weight-complex="bold"/>
    </style:style>
    <style:style style:name="P20" style:family="paragraph" style:parent-style-name="Preformatted_20_Text">
      <style:text-properties fo:color="#000000" style:font-name="Arial" fo:font-size="10pt" fo:font-weight="bold" officeooo:rsid="0027d0fc" officeooo:paragraph-rsid="00020c46" fo:background-color="#ffffff" style:font-size-asian="10pt" style:font-weight-asian="bold" style:font-size-complex="10pt" style:font-weight-complex="bold"/>
    </style:style>
    <style:style style:name="P21" style:family="paragraph" style:parent-style-name="Preformatted_20_Text">
      <style:text-properties fo:color="#000000" style:font-name="Arial" fo:font-size="10pt" fo:font-weight="bold" officeooo:rsid="0005e7f0" officeooo:paragraph-rsid="0005e7f0" fo:background-color="#ffffff" style:font-size-asian="10pt" style:font-weight-asian="bold" style:font-size-complex="10pt" style:font-weight-complex="bold"/>
    </style:style>
    <style:style style:name="P22"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022eab8" officeooo:paragraph-rsid="00020c46"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bold" officeooo:rsid="0022eab8" officeooo:paragraph-rsid="00020c46" fo:background-color="#ffffff" style:font-size-asian="10pt" style:font-weight-asian="bold" style:font-size-complex="10pt" style:font-weight-complex="bold"/>
    </style:style>
    <style:style style:name="P25" style:family="paragraph" style:parent-style-name="Standard">
      <style:text-properties fo:color="#000000" style:font-name="Arial" fo:font-size="10pt" fo:font-weight="bold" officeooo:rsid="0002c1b8" officeooo:paragraph-rsid="0002c1b8" fo:background-color="#ffffff" style:font-size-asian="10pt" style:font-weight-asian="bold" style:font-size-complex="10pt" style:font-weight-complex="bold"/>
    </style:style>
    <style:style style:name="P26" style:family="paragraph" style:parent-style-name="Preformatted_20_Text">
      <style:text-properties fo:color="#000000" style:font-name="Arial" fo:font-size="10pt" officeooo:rsid="0025df7c" officeooo:paragraph-rsid="00020c46" fo:background-color="#ffffff" style:font-size-asian="10pt" style:font-size-complex="10pt"/>
    </style:style>
    <style:style style:name="P27" style:family="paragraph" style:parent-style-name="Preformatted_20_Text">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28" style:family="paragraph" style:parent-style-name="Preformatted_20_Text">
      <style:text-properties fo:color="#000000" style:font-name="Arial" fo:font-size="10pt" fo:font-weight="normal" officeooo:rsid="000e8bb7" officeooo:paragraph-rsid="000e8bb7" fo:background-color="#ffffff" style:font-size-asian="10pt" style:font-weight-asian="normal" style:font-size-complex="10pt" style:font-weight-complex="normal"/>
    </style:style>
    <style:style style:name="T1" style:family="text">
      <style:text-properties officeooo:rsid="006946c2"/>
    </style:style>
    <style:style style:name="T2" style:family="text">
      <style:text-properties officeooo:rsid="0053a564"/>
    </style:style>
    <style:style style:name="T3" style:family="text">
      <style:text-properties fo:font-weight="normal" style:font-weight-asian="normal" style:font-weight-complex="normal"/>
    </style:style>
    <style:style style:name="T4" style:family="text">
      <style:text-properties fo:font-weight="normal" officeooo:rsid="0022eab8" style:font-weight-asian="normal" style:font-weight-complex="normal"/>
    </style:style>
    <style:style style:name="T5" style:family="text">
      <style:text-properties fo:font-weight="normal" officeooo:rsid="0025df7c" style:font-weight-asian="normal" style:font-weight-complex="normal"/>
    </style:style>
    <style:style style:name="T6" style:family="text">
      <style:text-properties fo:font-weight="normal" officeooo:rsid="0027d0fc" style:font-weight-asian="normal" style:font-weight-complex="normal"/>
    </style:style>
    <style:style style:name="T7" style:family="text">
      <style:text-properties fo:font-weight="normal" officeooo:rsid="008188c7" style:font-weight-asian="normal" style:font-weight-complex="normal"/>
    </style:style>
    <style:style style:name="T8" style:family="text">
      <style:text-properties fo:font-weight="normal" officeooo:rsid="0081d040" style:font-weight-asian="normal" style:font-weight-complex="normal"/>
    </style:style>
    <style:style style:name="T9" style:family="text">
      <style:text-properties fo:font-weight="normal" officeooo:rsid="0082cb59" style:font-weight-asian="normal" style:font-weight-complex="normal"/>
    </style:style>
    <style:style style:name="T10" style:family="text">
      <style:text-properties fo:font-weight="normal" officeooo:rsid="0083033b" style:font-weight-asian="normal" style:font-weight-complex="normal"/>
    </style:style>
    <style:style style:name="T11" style:family="text">
      <style:text-properties fo:font-weight="normal" officeooo:rsid="0087c74e" style:font-weight-asian="normal" style:font-weight-complex="normal"/>
    </style:style>
    <style:style style:name="T12" style:family="text">
      <style:text-properties fo:font-weight="normal" officeooo:rsid="0088e1d0" style:font-weight-asian="normal" style:font-weight-complex="normal"/>
    </style:style>
    <style:style style:name="T13" style:family="text">
      <style:text-properties fo:font-weight="normal" officeooo:rsid="000b2ee9" style:font-weight-asian="normal" style:font-weight-complex="normal"/>
    </style:style>
    <style:style style:name="T14" style:family="text">
      <style:text-properties fo:font-weight="normal" officeooo:rsid="003e0777" style:font-weight-asian="normal" style:font-weight-complex="normal"/>
    </style:style>
    <style:style style:name="T15" style:family="text">
      <style:text-properties fo:font-weight="normal" officeooo:rsid="003ed3dc" style:font-weight-asian="normal" style:font-weight-complex="normal"/>
    </style:style>
    <style:style style:name="T16" style:family="text">
      <style:text-properties fo:font-weight="normal" officeooo:rsid="003fba84" style:font-weight-asian="normal" style:font-weight-complex="normal"/>
    </style:style>
    <style:style style:name="T17" style:family="text">
      <style:text-properties fo:font-weight="normal" officeooo:rsid="004178c6" style:font-weight-asian="normal" style:font-weight-complex="normal"/>
    </style:style>
    <style:style style:name="T18" style:family="text">
      <style:text-properties fo:font-weight="normal" officeooo:rsid="0042d5e2" style:font-weight-asian="normal" style:font-weight-complex="normal"/>
    </style:style>
    <style:style style:name="T19" style:family="text">
      <style:text-properties fo:font-weight="normal" officeooo:rsid="00430153" style:font-weight-asian="normal" style:font-weight-complex="normal"/>
    </style:style>
    <style:style style:name="T20" style:family="text">
      <style:text-properties fo:font-weight="normal" officeooo:rsid="0047670e" style:font-weight-asian="normal" style:font-weight-complex="normal"/>
    </style:style>
    <style:style style:name="T21" style:family="text">
      <style:text-properties fo:font-weight="normal" officeooo:rsid="004a6e4b" style:font-weight-asian="normal" style:font-weight-complex="normal"/>
    </style:style>
    <style:style style:name="T22" style:family="text">
      <style:text-properties fo:font-weight="normal" officeooo:rsid="004b73b3" style:font-weight-asian="normal" style:font-weight-complex="normal"/>
    </style:style>
    <style:style style:name="T23" style:family="text">
      <style:text-properties fo:font-weight="normal" officeooo:rsid="004c6e6d" style:font-weight-asian="normal" style:font-weight-complex="normal"/>
    </style:style>
    <style:style style:name="T24" style:family="text">
      <style:text-properties fo:font-weight="normal" officeooo:rsid="004e6c72" style:font-weight-asian="normal" style:font-weight-complex="normal"/>
    </style:style>
    <style:style style:name="T25" style:family="text">
      <style:text-properties fo:font-weight="normal" officeooo:rsid="005cac0d" style:font-weight-asian="normal" style:font-weight-complex="normal"/>
    </style:style>
    <style:style style:name="T26" style:family="text">
      <style:text-properties fo:font-weight="normal" officeooo:rsid="005e77a4" style:font-weight-asian="normal" style:font-weight-complex="normal"/>
    </style:style>
    <style:style style:name="T27" style:family="text">
      <style:text-properties fo:font-weight="normal" officeooo:rsid="005f154e" style:font-weight-asian="normal" style:font-weight-complex="normal"/>
    </style:style>
    <style:style style:name="T28" style:family="text">
      <style:text-properties fo:font-weight="normal" officeooo:rsid="006049f8" style:font-weight-asian="normal" style:font-weight-complex="normal"/>
    </style:style>
    <style:style style:name="T29" style:family="text">
      <style:text-properties fo:font-weight="normal" officeooo:rsid="00647ee6" style:font-weight-asian="normal" style:font-weight-complex="normal"/>
    </style:style>
    <style:style style:name="T30" style:family="text">
      <style:text-properties fo:font-weight="normal" officeooo:rsid="0064a4b4" style:font-weight-asian="normal" style:font-weight-complex="normal"/>
    </style:style>
    <style:style style:name="T31" style:family="text">
      <style:text-properties fo:font-weight="normal" officeooo:rsid="0064a4f8" style:font-weight-asian="normal" style:font-weight-complex="normal"/>
    </style:style>
    <style:style style:name="T32" style:family="text">
      <style:text-properties fo:font-weight="normal" officeooo:rsid="0064d23d" style:font-weight-asian="normal" style:font-weight-complex="normal"/>
    </style:style>
    <style:style style:name="T33" style:family="text">
      <style:text-properties fo:font-weight="normal" officeooo:rsid="006733a1" style:font-weight-asian="normal" style:font-weight-complex="normal"/>
    </style:style>
    <style:style style:name="T34" style:family="text">
      <style:text-properties fo:font-weight="normal" officeooo:rsid="00690f2f" style:font-weight-asian="normal" style:font-weight-complex="normal"/>
    </style:style>
    <style:style style:name="T35" style:family="text">
      <style:text-properties fo:font-weight="normal" officeooo:rsid="0069be73" style:font-weight-asian="normal" style:font-weight-complex="normal"/>
    </style:style>
    <style:style style:name="T36" style:family="text">
      <style:text-properties fo:font-weight="normal" officeooo:rsid="006aec5c" style:font-weight-asian="normal" style:font-weight-complex="normal"/>
    </style:style>
    <style:style style:name="T37" style:family="text">
      <style:text-properties fo:font-weight="normal" officeooo:rsid="006bf5dc" style:font-weight-asian="normal" style:font-weight-complex="normal"/>
    </style:style>
    <style:style style:name="T38" style:family="text">
      <style:text-properties fo:font-weight="normal" officeooo:rsid="006e5d0e" style:font-weight-asian="normal" style:font-weight-complex="normal"/>
    </style:style>
    <style:style style:name="T39" style:family="text">
      <style:text-properties fo:font-weight="normal" officeooo:rsid="006ec63c" style:font-weight-asian="normal" style:font-weight-complex="normal"/>
    </style:style>
    <style:style style:name="T40" style:family="text">
      <style:text-properties fo:font-weight="normal" officeooo:rsid="006f7453" style:font-weight-asian="normal" style:font-weight-complex="normal"/>
    </style:style>
    <style:style style:name="T41" style:family="text">
      <style:text-properties fo:font-weight="normal" officeooo:rsid="00714702" style:font-weight-asian="normal" style:font-weight-complex="normal"/>
    </style:style>
    <style:style style:name="T42" style:family="text">
      <style:text-properties fo:font-weight="normal" officeooo:rsid="00716163" style:font-weight-asian="normal" style:font-weight-complex="normal"/>
    </style:style>
    <style:style style:name="T43" style:family="text">
      <style:text-properties fo:font-weight="normal" officeooo:rsid="0073ddf3" style:font-weight-asian="normal" style:font-weight-complex="normal"/>
    </style:style>
    <style:style style:name="T44" style:family="text">
      <style:text-properties fo:font-weight="normal" officeooo:rsid="0074b414" style:font-weight-asian="normal" style:font-weight-complex="normal"/>
    </style:style>
    <style:style style:name="T45" style:family="text">
      <style:text-properties fo:font-weight="normal" officeooo:rsid="008ab88a" style:font-weight-asian="normal" style:font-weight-complex="normal"/>
    </style:style>
    <style:style style:name="T46" style:family="text">
      <style:text-properties fo:font-weight="normal" officeooo:rsid="008e4242" style:font-weight-asian="normal" style:font-weight-complex="normal"/>
    </style:style>
    <style:style style:name="T47" style:family="text">
      <style:text-properties fo:font-weight="normal" officeooo:rsid="008f72b7" style:font-weight-asian="normal" style:font-weight-complex="normal"/>
    </style:style>
    <style:style style:name="T48" style:family="text">
      <style:text-properties fo:font-weight="normal" officeooo:rsid="00906c07" style:font-weight-asian="normal" style:font-weight-complex="normal"/>
    </style:style>
    <style:style style:name="T49" style:family="text">
      <style:text-properties fo:font-weight="normal" officeooo:rsid="009232ab" style:font-weight-asian="normal" style:font-weight-complex="normal"/>
    </style:style>
    <style:style style:name="T50" style:family="text">
      <style:text-properties fo:font-weight="normal" officeooo:rsid="0093eab5" style:font-weight-asian="normal" style:font-weight-complex="normal"/>
    </style:style>
    <style:style style:name="T51" style:family="text">
      <style:text-properties fo:font-weight="normal" officeooo:rsid="0095e030" style:font-weight-asian="normal" style:font-weight-complex="normal"/>
    </style:style>
    <style:style style:name="T52" style:family="text">
      <style:text-properties fo:font-weight="normal" officeooo:rsid="00989f95" style:font-weight-asian="normal" style:font-weight-complex="normal"/>
    </style:style>
    <style:style style:name="T53" style:family="text">
      <style:text-properties fo:font-weight="normal" officeooo:rsid="009975d0" style:font-weight-asian="normal" style:font-weight-complex="normal"/>
    </style:style>
    <style:style style:name="T54" style:family="text">
      <style:text-properties fo:font-weight="normal" officeooo:rsid="009eefcc" style:font-weight-asian="normal" style:font-weight-complex="normal"/>
    </style:style>
    <style:style style:name="T55" style:family="text">
      <style:text-properties fo:font-weight="normal" officeooo:rsid="00a069d0" style:font-weight-asian="normal" style:font-weight-complex="normal"/>
    </style:style>
    <style:style style:name="T56" style:family="text">
      <style:text-properties fo:font-weight="normal" officeooo:rsid="00a293ad" style:font-weight-asian="normal" style:font-weight-complex="normal"/>
    </style:style>
    <style:style style:name="T57" style:family="text">
      <style:text-properties officeooo:rsid="0062f70e"/>
    </style:style>
    <style:style style:name="T58" style:family="text">
      <style:text-properties officeooo:rsid="0054da39"/>
    </style:style>
    <style:style style:name="T59" style:family="text">
      <style:text-properties officeooo:rsid="006707fa"/>
    </style:style>
    <style:style style:name="T60" style:family="text">
      <style:text-properties officeooo:rsid="00559e86"/>
    </style:style>
    <style:style style:name="T61" style:family="text">
      <style:text-properties officeooo:rsid="00650911"/>
    </style:style>
    <style:style style:name="T62" style:family="text">
      <style:text-properties officeooo:rsid="0068053d"/>
    </style:style>
    <style:style style:name="T63" style:family="text">
      <style:text-properties officeooo:rsid="006c84aa"/>
    </style:style>
    <style:style style:name="T64" style:family="text">
      <style:text-properties officeooo:rsid="006d5a21"/>
    </style:style>
    <style:style style:name="T65" style:family="text">
      <style:text-properties officeooo:rsid="00572384"/>
    </style:style>
    <style:style style:name="T66" style:family="text">
      <style:text-properties officeooo:rsid="0025df7c"/>
    </style:style>
    <style:style style:name="T67" style:family="text">
      <style:text-properties officeooo:rsid="00584192"/>
    </style:style>
    <style:style style:name="T68" style:family="text">
      <style:text-properties officeooo:rsid="0076acc4"/>
    </style:style>
    <style:style style:name="T69" style:family="text">
      <style:text-properties officeooo:rsid="00742b89"/>
    </style:style>
    <style:style style:name="T70" style:family="text">
      <style:text-properties officeooo:rsid="00747811"/>
    </style:style>
    <style:style style:name="T71" style:family="text">
      <style:text-properties officeooo:rsid="006f836f"/>
    </style:style>
    <style:style style:name="T72" style:family="text">
      <style:text-properties officeooo:rsid="007a0e33"/>
    </style:style>
    <style:style style:name="T73" style:family="text">
      <style:text-properties officeooo:rsid="007d7437"/>
    </style:style>
    <style:style style:name="T74" style:family="text">
      <style:text-properties officeooo:rsid="008188c7"/>
    </style:style>
    <style:style style:name="T75" style:family="text">
      <style:text-properties officeooo:rsid="008d8fb5"/>
    </style:style>
    <style:style style:name="T76" style:family="text">
      <style:text-properties officeooo:rsid="0017ddb7"/>
    </style:style>
    <style:style style:name="T77" style:family="text">
      <style:text-properties officeooo:rsid="0018e9d5"/>
    </style:style>
    <style:style style:name="T78" style:family="text">
      <style:text-properties officeooo:rsid="0019219a"/>
    </style:style>
    <style:style style:name="T79" style:family="text">
      <style:text-properties officeooo:rsid="001ad448"/>
    </style:style>
    <style:style style:name="T80" style:family="text">
      <style:text-properties officeooo:rsid="001afadb"/>
    </style:style>
    <style:style style:name="T81" style:family="text">
      <style:text-properties officeooo:rsid="001ebb02"/>
    </style:style>
    <style:style style:name="T82" style:family="text">
      <style:text-properties officeooo:rsid="00201962"/>
    </style:style>
    <style:style style:name="T83" style:family="text">
      <style:text-properties officeooo:rsid="0023a5fc"/>
    </style:style>
    <style:style style:name="T84" style:family="text">
      <style:text-properties officeooo:rsid="002548ab"/>
    </style:style>
    <style:style style:name="T85" style:family="text">
      <style:text-properties officeooo:rsid="0027c28a"/>
    </style:style>
    <style:style style:name="T86" style:family="text">
      <style:text-properties officeooo:rsid="0029d815"/>
    </style:style>
    <style:style style:name="T87" style:family="text">
      <style:text-properties officeooo:rsid="0029fa98"/>
    </style:style>
    <style:style style:name="T88" style:family="text">
      <style:text-properties officeooo:rsid="002a4b5f"/>
    </style:style>
    <style:style style:name="T89" style:family="text">
      <style:text-properties officeooo:rsid="002ead12"/>
    </style:style>
    <style:style style:name="T90" style:family="text">
      <style:text-properties officeooo:rsid="002ec638"/>
    </style:style>
    <style:style style:name="T91" style:family="text">
      <style:text-properties officeooo:rsid="002eed3c"/>
    </style:style>
    <style:style style:name="T92" style:family="text">
      <style:text-properties officeooo:rsid="00351744"/>
    </style:style>
    <style:style style:name="T93" style:family="text">
      <style:text-properties officeooo:rsid="0035a1ff"/>
    </style:style>
    <style:style style:name="T94" style:family="text">
      <style:text-properties officeooo:rsid="003a0aa1"/>
    </style:style>
    <style:style style:name="T95" style:family="text">
      <style:text-properties officeooo:rsid="004f8d5e"/>
    </style:style>
    <style:style style:name="T96" style:family="text">
      <style:text-properties officeooo:rsid="00510294"/>
    </style:style>
    <style:style style:name="T97" style:family="text">
      <style:text-properties officeooo:rsid="00548a25"/>
    </style:style>
    <style:style style:name="T98" style:family="text">
      <style:text-properties officeooo:rsid="0055264e"/>
    </style:style>
    <style:style style:name="T99" style:family="text">
      <style:text-properties officeooo:rsid="0055dad3"/>
    </style:style>
    <style:style style:name="T100" style:family="text">
      <style:text-properties officeooo:rsid="0056588d"/>
    </style:style>
    <style:style style:name="T101" style:family="text">
      <style:text-properties officeooo:rsid="0057381c"/>
    </style:style>
    <style:style style:name="T102" style:family="text">
      <style:text-properties officeooo:rsid="00596681"/>
    </style:style>
    <style:style style:name="T103" style:family="text">
      <style:text-properties officeooo:rsid="005c2d98"/>
    </style:style>
    <style:style style:name="T104" style:family="text">
      <style:text-properties officeooo:rsid="0060c49c"/>
    </style:style>
    <style:style style:name="T105" style:family="text">
      <style:text-properties officeooo:rsid="00629f65"/>
    </style:style>
    <style:style style:name="T106" style:family="text">
      <style:text-properties officeooo:rsid="00790a13"/>
    </style:style>
    <style:style style:name="T107" style:family="text">
      <style:text-properties officeooo:rsid="007c5509"/>
    </style:style>
    <style:style style:name="T108" style:family="text">
      <style:text-properties officeooo:rsid="007d20c9"/>
    </style:style>
    <style:style style:name="T109" style:family="text">
      <style:text-properties officeooo:rsid="00808189"/>
    </style:style>
    <style:style style:name="T110" style:family="text">
      <style:text-properties officeooo:rsid="009d9442"/>
    </style:style>
    <style:style style:name="T111" style:family="text">
      <style:text-properties officeooo:rsid="00a293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toryline A: Tedder begleitet den Nekromanten</text:p>
      <text:p text:style-name="P24"/>
      <text:p text:style-name="P24"/>
      <text:p text:style-name="P24"/>
      <text:p text:style-name="P24">Episode 3: Untotes Leben</text:p>
      <text:p text:style-name="P24"/>
      <text:p text:style-name="P2"><text:span text:style-name="T1">Während ich </text:span>und Ugoki mit <text:span text:style-name="T2">unserem Unbekannten </text:span>aus der Höhle entkommen <text:span text:style-name="T1">waren, mussten wir seltsame Verhaltensmuster unseres zaubernden Freundes, der sich Nekromant nennt, feststellen. Er zeigte irgendein verrücktes Interesse zu dem toten Spinnenkörper, kurz bevor wir die Höhle verließen.</text:span></text:p>
      <text:p text:style-name="P23"/>
      <text:p text:style-name="P15"><text:span text:style-name="T4">Der Nekromant: </text:span>So <text:span text:style-name="T57">ist </text:span>sein Name. Und, wie der Zufall es so will, <text:span text:style-name="T57">ist </text:span>er auch ein Nekromant. Er <text:span text:style-name="T2">will</text:span> nicht verraten, wie alt er ist. <text:span text:style-name="T76">Viel eher weiß </text:span>er es <text:span text:style-name="T76">aber </text:span>ganz einfach nicht mehr, weil er zu lange in der Höhle in seine<text:span text:style-name="T77">r Zelle</text:span> verbracht hatte. Er wurde wohl vor einigen Jahren, mögen es nun Jahrzehnte oder gar Jahrhunderte sein, <text:span text:style-name="T77">vom</text:span> Elfen<text:span text:style-name="T77">könig Vasolin persönlich</text:span> in diese Höhle eingesperrt, wo er von dem Wächtergeist auf Ewigkeiten gefangen gehalten werden sollte.</text:p>
      <text:p text:style-name="P15"/>
      <text:p text:style-name="P15"><text:span text:style-name="T77">Unser neuer Freund </text:span>erzählt viele Dinge. Ein Hauptthema <text:span text:style-name="T2">ist </text:span>sein Buch - Ein Buch, das alles über das Totenbeschwören <text:span text:style-name="T2">enthält</text:span>, was es zu wissen <text:span text:style-name="T58">gibt</text:span>. Er habe wohl einst <text:span text:style-name="T59">den Großteil der Geheimnisse </text:span>von <text:span text:style-name="T59">den </text:span>großen Lichfürsten der <text:span text:style-name="T60">G</text:span>rünen Inseln <text:span text:style-name="T61">in diesem Buch zusammengefasst</text:span>. <text:span text:style-name="T62">Er scheint uns das Buch verkaufen zu wollen. Nekromant nennt das Buch „Nekromantie für Dumme“.</text:span> Sobald <text:span text:style-name="T62">wir es </text:span>in <text:span text:style-name="T62">unserem </text:span>Besitz <text:span text:style-name="T60">haben</text:span>, <text:span text:style-name="T60">könne </text:span>er <text:span text:style-name="T60">uns</text:span> alles <text:span text:style-name="T78">rund um die Geisterwelt </text:span>verraten, beibringen und trainieren, so dass <text:span text:style-name="T60">wir </text:span>in der Lage <text:span text:style-name="T60">seien</text:span>, <text:span text:style-name="T60">unsere </text:span>Rache an General Disgustus auszuüben.</text:p>
      <text:p text:style-name="P15"/>
      <text:p text:style-name="P13">Ugoki teilt mir regelmäßige Updates zu seinen Racheplänen mit. Ich bin, alles in allem, sehr zufrieden mit seinen Ideen. Er <text:span text:style-name="T63">betont</text:span> Worte wie „Menschenräuchern“ und „Festschmaus“. Teilweise erinnere ich mich an den Geschmack der Ratten in den Höhlen - Sie hatten nach nichts geschmeckt als wir Geister waren. Ich freue mich auf die nächsten Tiere denen wir begegnen, jetzt, wo wir untote Trolle und keine Geistertrolle mehr sind.</text:p>
      <text:p text:style-name="P15"/>
      <text:p text:style-name="P15">Auf <text:span text:style-name="T64">den</text:span> Wunsch <text:span text:style-name="T64">von Nekromant begeben</text:span> wir uns in Richtung Südwesten, wo sich nahe dem <text:span text:style-name="T79">Wachsamen</text:span> Wald seine Gruft <text:span text:style-name="T80">befindet</text:span>, in der Hoffnung, sein Buch dort wieder zu finden.</text:p>
      <text:p text:style-name="P15"/>
      <text:p text:style-name="P15"><text:span text:style-name="T65">Kurze Zeit nachdem wir aus der Höhle raus waren und uns </text:span>auf freies Flachland <text:span text:style-name="T65">begaben</text:span>, <text:span text:style-name="T65">kommen </text:span>Schreie aus den Tiefen <text:span text:style-name="T81">hinter uns</text:span>. Die Stimme <text:span text:style-name="T65">ist</text:span> kaum wahrnehmbar, und doch <text:span text:style-name="T65">verstehe ich</text:span> sie einwandfrei. Es <text:span text:style-name="T65">ist </text:span>beängstigend...</text:p>
      <text:p text:style-name="P15"/>
      <text:p text:style-name="P15">--- <text:span text:style-name="T66">Tedder, Ugoki und Nekromant finden sich Südlich des Höhlenausgangs, auf freiem Land.</text:span></text:p>
      <text:p text:style-name="P15"/>
      <text:p text:style-name="P15"><text:span text:style-name="T66">Eine Geisterstimme: „</text:span>Ihr meint mich getötet zu haben, <text:span text:style-name="T81">Nekromant! S</text:span>ämtliche Geister dieser Lande werden <text:span text:style-name="T81">dich</text:span> heimsuchen <text:span text:style-name="T81">und für dein gerechtes Schicksal garantieren</text:span>!<text:span text:style-name="T66">“</text:span></text:p>
      <text:p text:style-name="P15"/>
      <text:p text:style-name="P15"><text:span text:style-name="T66">Tedder: „</text:span>Was <text:span text:style-name="T81">war</text:span> das? Habt ihr das auch gehört?<text:span text:style-name="T66">“</text:span></text:p>
      <text:p text:style-name="P15"/>
      <text:p text:style-name="P15"><text:span text:style-name="T66">Ugoki: „</text:span>Oh ja, ich denke das haben wir, ganz klar und deutlich. Lass uns von dieser Höhle verschwinden und weit hinter uns lassen. Ich möchte nichts mit dieser Geisterwelt zu tun haben - Untotsein reicht mir voll und ganz.<text:span text:style-name="T66">“</text:span></text:p>
      <text:p text:style-name="P15"/>
      <text:p text:style-name="P15"><text:span text:style-name="T66">Nekromant: „</text:span>Hahaha, wie ihr wünscht, meine Lieben. Ihr solltet jedoch wissen, dass diese Geister mich auf Schritt und Tritt verfolgen und versuchen werden, mich erneut in eines ihrer Gefängnisse in jenen Tiefen der Höhle zu befördern.<text:span text:style-name="T66">“</text:span></text:p>
      <text:p text:style-name="P15"/>
      <text:p text:style-name="P14">--- Ziel: Geleite Nekromant zu seiner Festung, südwestlich des Höhlenausgangs</text:p>
      <text:p text:style-name="P14"/>
      <text:p text:style-name="P14">--- Es kommen regelmäßig Geister aus dem Höhlenausgang, die den Spieler verfolgen</text:p>
      <text:p text:style-name="P14"/>
      <text:p text:style-name="P14">--- Nach einiger Zeit trifft man auf <text:span text:style-name="T82">Elfen, die in der Festung sind</text:span></text:p>
      <text:p text:style-name="P14"/>
      <text:p text:style-name="P15"><text:span text:style-name="T66">Elf: „</text:span>Der <text:span text:style-name="T83">Totenbeschwörer</text:span> ist wieder da! <text:span text:style-name="T84">Alarmiert die anderen</text:span>!<text:span text:style-name="T66">“</text:span></text:p>
      <text:p text:style-name="P15"/>
      <text:p text:style-name="P15"><text:span text:style-name="T66">Nekromant: „</text:span>Elfen. Hatten wir uns nicht geeinigt, dass wir uns aus dem Weg gehen? Was macht ihr in meiner Sumpffestung?<text:span text:style-name="T66">“</text:span></text:p>
      <text:p text:style-name="P15"/>
      <text:p text:style-name="P15"><text:span text:style-name="T66">Elf: „</text:span>Deine Zeit hier ist vorüber, Nekromant. Verschwinde, oder wir töten dich.<text:span text:style-name="T66">“</text:span></text:p>
      <text:p text:style-name="P15"><text:soft-page-break/></text:p>
      <text:p text:style-name="P15"><text:span text:style-name="T66">Nekromant: „</text:span>Nein. Ich bin nicht derjenige, der verschwindet. Das seid ihr. Ich gehe nicht zurück in die Gefangenschaft!<text:span text:style-name="T66">“</text:span></text:p>
      <text:p text:style-name="P15"/>
      <text:p text:style-name="P14">--- Nach einigen besiegten Elfen flieht ein elfischer Reiter nach Süden, um Vasolin, den Elfenkönig zu alarmieren</text:p>
      <text:p text:style-name="P15"/>
      <text:p text:style-name="P14">--- Wenn der Elfenreiter selbst getötet wird, <text:span text:style-name="T86">stirbt er nicht, sondern flieht...</text:span></text:p>
      <text:p text:style-name="P15"/>
      <text:p text:style-name="P15"><text:span text:style-name="T66">Elfenreiter: „</text:span>Ich werde <text:span text:style-name="T85">König </text:span>Vasolin benachrichtigen, dass der Nekromant sich wieder auf freiem Fuße befindet.<text:span text:style-name="T66">“</text:span></text:p>
      <text:p text:style-name="P15"/>
      <text:p text:style-name="P14">--- Wenn der Elfenreiter noch lebt, <text:span text:style-name="T87">spricht der getötete Elf und der Reiter flieht...</text:span></text:p>
      <text:p text:style-name="P15"/>
      <text:p text:style-name="P15"><text:span text:style-name="T88">Sterbender Elf: „</text:span>Reitet nach Süden und überbringt <text:span text:style-name="T88">die Nachricht</text:span> <text:span text:style-name="T88">von der </text:span>Flucht <text:span text:style-name="T88">des Totenbeschwörers Nekromant.</text:span> Wir müssen <text:span text:style-name="T88">sofort handeln und diesen Abschaum zurück in sein Verlies werfen</text:span>!<text:span text:style-name="T66">“</text:span></text:p>
      <text:p text:style-name="P15"/>
      <text:p text:style-name="P15"><text:span text:style-name="T66">Elfenreiter: „</text:span>Ich werde Vasolin benachrichtigen. Haltet durch!<text:span text:style-name="T66">“</text:span></text:p>
      <text:p text:style-name="P15"/>
      <text:p text:style-name="P14">--- Wenn der Nekromant seine Sumpffestung erreicht</text:p>
      <text:p text:style-name="P15"/>
      <text:p text:style-name="P15"><text:span text:style-name="T66">Nekromant: „</text:span>Endlich zuhause! Lasst mich nachsehen, <text:span text:style-name="T89">ob ich mein Buch wieder finde.“</text:span></text:p>
      <text:p text:style-name="P15"/>
      <text:p text:style-name="P14">--- Nekromant holt sein Buch</text:p>
      <text:p text:style-name="P15"/>
      <text:p text:style-name="P15"><text:span text:style-name="T66">Nekromant: „</text:span>Mein Buch ist <text:span text:style-name="T90">hier</text:span>, <text:span text:style-name="T90">genau wo ich es versteckt hatte. Großartig</text:span>!<text:span text:style-name="T66">“</text:span></text:p>
      <text:p text:style-name="P15"/>
      <text:p text:style-name="P14">--- Nekromant läuft zurück zur Burg</text:p>
      <text:p text:style-name="P15"/>
      <text:p text:style-name="P15"><text:span text:style-name="T66">Nekromant: „</text:span>Nun, meine Freunde, beginnt <text:span text:style-name="T91">e</text:span>ure Ausbildung.<text:span text:style-name="T66">“</text:span></text:p>
      <text:p text:style-name="P15"/>
      <text:p text:style-name="P15"/>
      <text:p text:style-name="P14"/>
      <text:p text:style-name="P14"/>
      <text:p text:style-name="P19">Episode 4: Elfenkrieg</text:p>
      <text:p text:style-name="P19"/>
      <text:p text:style-name="P3"><text:span text:style-name="T67">Hier, in </text:span>einem wirklich unangenehmen und gewöhnungsbedürftigen Heim <text:span text:style-name="T94">von Sumpf umgeben von Nekromant</text:span>, lern<text:span text:style-name="T67">e ich nun </text:span>die Grundlagen des Totenbeschwörens. Hierbei konzentrier<text:span text:style-name="T67">en</text:span> <text:span text:style-name="T68">wir uns </text:span>auf leichte Beschwörungen - Wie dem Wiederbeleben von Skeletten im umliegenden Sumpfgebiet. <text:span text:style-name="T69">Das Buch von ihm muss ich mehrmals ablehnen zu kaufen – Ja, WTF, er versucht tatsächlich, es uns zu verkaufen. Er unterstützt wohl die Informationsfreiheit.</text:span></text:p>
      <text:p text:style-name="P3"/>
      <text:p text:style-name="P3"><text:span text:style-name="T67">Ich finde ich mache mich </text:span>wirklich gut, <text:span text:style-name="T70">ich lerne relativ</text:span> schnell. Die Beschwörung von Skeletten ha<text:span text:style-name="T67">be</text:span> <text:span text:style-name="T67">ich </text:span>im Handumdrehen heraus. Vo<text:span text:style-name="T92">n unserem totenbeschwörenden Freund</text:span> k<text:span text:style-name="T67">ommen</text:span> zunehmend sarkastische und etwas wirklich verrückte Kommentare, <text:span text:style-name="T67">die ich </text:span>versuche, zu ignorieren. <text:span text:style-name="T71">Auch hier zeigt er wieder eine äußerst seltsame Verhaltensweise den Skeletten gegenüber. Er erwähnt etwas von seinen früheren Forschungen, bei denen ihn die Elfen unterbrochen hatten.</text:span></text:p>
      <text:p text:style-name="P3"/>
      <text:p text:style-name="P3">Ugoki hatte in der Zwischenzeit das Umfeld erkundet. Im Süden, gleich anschließend zum Sumpf wo <text:span text:style-name="T67">wir</text:span> <text:span text:style-name="T67">uns befinden</text:span>, <text:span text:style-name="T67">erheben </text:span>sich die Bäume des <text:span text:style-name="T93">Wachsamen </text:span>Waldes. <text:span text:style-name="T67">Nach einiger Zeit kommt Ugoki wieder, gerade in dem Moment, als mir ein klappriges pferdeähnliches Skelett auseinanderfällt. Er rennt zu uns. Was wohl passiert ist? Er scheint einen Pfeil in seinem rechten Arm stecken zu haben...</text:span></text:p>
      <text:p text:style-name="P3"/>
      <text:p text:style-name="P3">--- Elfen kommen von Süden und schlagen ihr Lager im Wald auf</text:p>
      <text:p text:style-name="P3"/>
      <text:p text:style-name="P3">--- Ugoki rennt vom Wald nach Norden, in die Sumpffestung</text:p>
      <text:p text:style-name="P3"/>
      <text:p text:style-name="P15"><text:span text:style-name="T5">Ugoki: „</text:span>Tedder! Tedder! Elfen kommen von Süden - Eine riesige Armee!<text:span text:style-name="T5">“</text:span></text:p>
      <text:p text:style-name="P3"/>
      <text:p text:style-name="P15"><text:span text:style-name="T5">Nekromant: „</text:span><text:span text:style-name="T3">Unsere wohl auf ewig unversöhnlichen Feinde. Mal wieder. Nun denn, jetzt kannst du, lieber Tedder, zeigen, was du gelernt hast. Lass uns Spaß mit ein paar Elfenleichen haben!</text:span><text:span text:style-name="T5">“</text:span></text:p>
      <text:p text:style-name="P3"/>
      <text:p text:style-name="P15"><text:span text:style-name="T5">Tedder: „</text:span><text:span text:style-name="T3">Und ich dachte schon, wir würden hier nur Theorie machen.</text:span><text:span text:style-name="T5">“</text:span></text:p>
      <text:p text:style-name="P3"><text:soft-page-break/></text:p>
      <text:p text:style-name="P15"><text:span text:style-name="T5">Vasolin: „</text:span><text:span text:style-name="T3">So sehen wir uns wieder, Nekromant! Wer hat </text:span><text:span text:style-name="T14">d</text:span><text:span text:style-name="T3">ich aus </text:span><text:span text:style-name="T14">d</text:span><text:span text:style-name="T3">einem angestammten Verlies entlassen, so dass du uns wieder mit deiner stinkenden Präsenz belästigst?</text:span><text:span text:style-name="T5">“</text:span></text:p>
      <text:p text:style-name="P3"/>
      <text:p text:style-name="P15"><text:span text:style-name="T5">Nekromant: „</text:span><text:span text:style-name="T3">Die beiden Trolle halfen mir - und jetzt helfen </text:span><text:span text:style-name="T14">s</text:span><text:span text:style-name="T3">ie mir dich umzubringen!</text:span><text:span text:style-name="T5">“</text:span></text:p>
      <text:p text:style-name="P3"/>
      <text:p text:style-name="P15"><text:span text:style-name="T5">Vasolin: „</text:span><text:span text:style-name="T3">Trolle? Was machen Trolle in unseren Landen - Jene i</text:span><text:span text:style-name="T14">n den Tückischen Gipfeln</text:span><text:span text:style-name="T3"> wurden doch von Disgustus </text:span><text:span text:style-name="T15">I </text:span><text:span text:style-name="T3">ausgelöscht!</text:span><text:span text:style-name="T5">“</text:span></text:p>
      <text:p text:style-name="P3"/>
      <text:p text:style-name="P15"><text:span text:style-name="T5">Tedder: „</text:span><text:span text:style-name="T3">So so. Sabbernde Bergelfen und Übergewichtige mit Stahl gekleidete Zweibeiner machen gemeinsame Sache. War euch der Wald nicht genug? Ich denke, wir werden den Elfen hier eine ganz besondere Aufmerksamkeit schenken, noch bevor wir gen </text:span><text:span text:style-name="T16">Heimat</text:span><text:span text:style-name="T3"> marschieren um </text:span><text:span text:style-name="T56">Bostim</text:span><text:span text:style-name="T16"> </text:span><text:span text:style-name="T3">zu vernichten.</text:span><text:span text:style-name="T5">“</text:span></text:p>
      <text:p text:style-name="P3"/>
      <text:p text:style-name="P15"><text:span text:style-name="T5">Nekromant: „</text:span><text:span text:style-name="T18">Hört sich b</text:span><text:span text:style-name="T17">efriedigend </text:span><text:span text:style-name="T18">an</text:span><text:span text:style-name="T17">.</text:span><text:span text:style-name="T5">“</text:span></text:p>
      <text:p text:style-name="P3"/>
      <text:p text:style-name="P15"><text:span text:style-name="T5">Vasolin: „</text:span><text:span text:style-name="T3">Tötet diese Trolle und bringt mir </text:span><text:span text:style-name="T19">den Totenbeschwörer</text:span><text:span text:style-name="T3"> in Ketten, so wie er es hätte bleiben sollen!</text:span><text:span text:style-name="T5">“</text:span></text:p>
      <text:p text:style-name="P3"/>
      <text:p text:style-name="P3">--- Ziel: Besiege Vasolin, den Elfenkönig</text:p>
      <text:p text:style-name="P3"/>
      <text:p text:style-name="P3">--- Während dem Szenario werden Elfen sterben. Nach dem ersten getöteten Elfen...</text:p>
      <text:p text:style-name="P3"/>
      <text:p text:style-name="P15"><text:span text:style-name="T5">Tedder: „</text:span><text:span text:style-name="T3">Oh, wir haben einen Elf umgebracht.</text:span><text:span text:style-name="T5">“</text:span></text:p>
      <text:p text:style-name="P3"/>
      <text:p text:style-name="P15"><text:span text:style-name="T5">Nekromant: „</text:span><text:span text:style-name="T3">Sehr gut, heute wollen wir Elfenblut fließen sehen!</text:span><text:span text:style-name="T5">“</text:span></text:p>
      <text:p text:style-name="P3"/>
      <text:p text:style-name="P3">--- Nach ein paar weiteren toten Elfen...</text:p>
      <text:p text:style-name="P3"/>
      <text:p text:style-name="P15"><text:span text:style-name="T5">Tedder: „</text:span><text:span text:style-name="T3">Müssen wir die wirklich alle umbringen?</text:span><text:span text:style-name="T5">“</text:span></text:p>
      <text:p text:style-name="P3"/>
      <text:p text:style-name="P15"><text:span text:style-name="T5">Ugoki: „</text:span><text:span text:style-name="T3">Ich denke, wenn wir </text:span><text:span text:style-name="T20">Vasolin</text:span><text:span text:style-name="T3"> haben, ist hier Schluss.</text:span><text:span text:style-name="T5">“</text:span></text:p>
      <text:p text:style-name="P3"/>
      <text:p text:style-name="P15"><text:span text:style-name="T5">Nekromant: „</text:span><text:span text:style-name="T3">Je mehr von denen, desto gut! Haut rein, Freunde!</text:span><text:span text:style-name="T5">“</text:span></text:p>
      <text:p text:style-name="P3"/>
      <text:p text:style-name="P3">--- Nach weiteren Elfentoden hinterlässt der getötete Elf ein Bild unter sich, das einen Darm darstellt...</text:p>
      <text:p text:style-name="P3"/>
      <text:p text:style-name="P15"><text:span text:style-name="T5">Nekromant: „</text:span><text:span text:style-name="T3">Der Darm! Der Darm!</text:span><text:span text:style-name="T5">“</text:span></text:p>
      <text:p text:style-name="P3"/>
      <text:p text:style-name="P3">--- Nach weiteren Elfentoden...</text:p>
      <text:p text:style-name="P3"/>
      <text:p text:style-name="P15"><text:span text:style-name="T5">Nekromant: „</text:span><text:span text:style-name="T3">Hahaha, ein Paradies!</text:span><text:span text:style-name="T5">“</text:span></text:p>
      <text:p text:style-name="P3"/>
      <text:p text:style-name="P3">--- Wenn Vasolin getötet wird</text:p>
      <text:p text:style-name="P3"/>
      <text:p text:style-name="P15"><text:span text:style-name="T5">Vasolin: „</text:span><text:span text:style-name="T3">Du hast mich besiegt, verfluchter Nekromant! Und ihr, ihr Trolle, </text:span><text:span text:style-name="T21">Untote</text:span><text:span text:style-name="T3"> oder was ihr auch seid, wollt ihr </text:span><text:span text:style-name="T22">euer Leben mit diesem Monster </text:span><text:span text:style-name="T23">in Ketten </text:span><text:span text:style-name="T22">verbringen</text:span><text:span text:style-name="T3">? </text:span><text:span text:style-name="T23">Nach mir werden andere kommen und ihn seinem verdienten Schicksal stellen.</text:span><text:span text:style-name="T5">“</text:span></text:p>
      <text:p text:style-name="P3"/>
      <text:p text:style-name="P15"><text:span text:style-name="T5">Nekromant: „</text:span><text:span text:style-name="T3">HAHAHA! Spratzel, spritz!</text:span><text:span text:style-name="T5">“</text:span></text:p>
      <text:p text:style-name="P3"/>
      <text:p text:style-name="P15"><text:span text:style-name="T5">Tedder: „</text:span><text:span text:style-name="T3">Sagen wir mal so: Ich bedaure schon etwas, dass wir bei unseren Verbündeten nicht etwas wählerischer sein </text:span><text:span text:style-name="T24">konnten</text:span><text:span text:style-name="T3">.</text:span><text:span text:style-name="T5">“</text:span></text:p>
      <text:p text:style-name="P3"/>
      <text:p text:style-name="P15"><text:span text:style-name="T5">Nekromant: „</text:span><text:span text:style-name="T3">Wenn ihr mich jetzt entschuldigt, hier sind einige </text:span><text:span text:style-name="T24">tote Elfen</text:span><text:span text:style-name="T3"> um die ich mich gerne kümmern würde.</text:span><text:span text:style-name="T5">“</text:span></text:p>
      <text:p text:style-name="P3"/>
      <text:p text:style-name="P3"/>
      <text:p text:style-name="P3"/>
      <text:p text:style-name="P20"><text:span text:style-name="T66">E</text:span>pisode 5: Die Entscheidung</text:p>
      <text:p text:style-name="P20"/>
      <text:p text:style-name="P4">Nachdem wir Vasolin einen Kopf kürzer machten will Nekromant einige Zeit für sich bleiben. Er sagt, er habe etwas mit den Leichen der Elfen zu tun, zwecks Forschungen. <text:span text:style-name="T72">Da die Elfen ihn als Monster bezeichneten, sind Ugoki und ich uns nun ziemlich sicher, dass er womöglich doch einer Art von Krankheit oder </text:span><text:soft-page-break/><text:span text:style-name="T72">ernsthaftem Wahn verfallen ist. Vielleicht ist es Zeit, andere Wege einzuschlagen, Wege, die weit weg von diesem Totenbeschwörer führen.</text:span></text:p>
      <text:p text:style-name="P4"/>
      <text:p text:style-name="P5">Auf der anderen Seite ist der Verrückte ein wirklich guter Lehrer – Meine Totenbeschwörungskünste sind wohl weitestgehend von seiner Anwesenheit abhängig. Ich habe die letzten Tage erfolgreich ein paar <text:span text:style-name="T106">klapprige, aber aufrechtstehende </text:span>Skelettpferde der Elfen beschworen. Sie werden gute Dienste erweisen, wenn ich zur Menschenstadt reise um meine Rache an diesem stinkenden <text:span text:style-name="T95">Menschenkönig</text:span> Disgustus auszuüben.</text:p>
      <text:p text:style-name="P5"/>
      <text:p text:style-name="P6">Ugoki hat in der Zwischenzeit ein Stückchen <text:span text:style-name="T96">vom Fleisch eines</text:span> <text:span text:style-name="T96">elfischen </text:span>Pferd<text:span text:style-name="T96">es </text:span>probiert. Es bestätigt sich unsere Befürchtung, dass wir keine Geschmacksnerven mehr haben, jetzt, wo wir untot sind. Das hat natürlich auch Vorteile – <text:span text:style-name="T107">Zwergenbabys l</text:span>ießen <text:span text:style-name="T108">früher, vor den Zeiten des Friedens,</text:span> immer diesen wirklich verstörenden Nachgeschmack im Mund.</text:p>
      <text:p text:style-name="P5"/>
      <text:p text:style-name="P7">Die Vergeltung die über <text:span text:style-name="T111">Bostim</text:span> kommen wird prägt sich immer besser in Einzelheiten von Ugokis Gedanken aus. <text:span text:style-name="T109">Bald wird es soweit sein, den</text:span> Weg fortzusetzen. <text:span text:style-name="T97">Vielleicht lohnt es sich überhaupt nicht, </text:span>unsere Heimat i<text:span text:style-name="T97">n den Tückischen Gipfeln </text:span>zurückzuerobern – <text:span text:style-name="T97">D</text:span>ie Menschen <text:span text:style-name="T97">könnten in ihrer Inkompetenz alles </text:span>in Schutt und Asche gelegt haben. <text:span text:style-name="T98">Oder aber </text:span>es <text:span text:style-name="T98">gibt </text:span>Überlebende meines Stammes.</text:p>
      <text:p text:style-name="P7"/>
      <text:p text:style-name="P7">Ganz egal, ob diese widerwärtigen, zweibeinigen Schwächlinge von Menschen unsere gesamten Familien nicht nur verjagt, sondern auch gejagt und vernichtet oder versklavt haben, Ugoki und ich werden uns der Sache genüsslich annehmen.</text:p>
      <text:p text:style-name="P7"/>
      <text:p text:style-name="P7">Nekromant <text:span text:style-name="T99">weiß </text:span>mittlerweile von unserer Vorgeschichte und der Invasion von Disgustus <text:span text:style-name="T100">dem Ersten</text:span>. Er meint immer wieder, auf seine abgedrehte Weise, dass er uns begleiten wolle um seine so genannte<text:span text:style-name="T73">n</text:span> Forschungen an Menschenleichen <text:span text:style-name="T101">fortzuführen</text:span>. Den Elfen <text:span text:style-name="T73">haben </text:span>wir uns wohl erst einmal entledigt, jetzt, da König Vasolin selbst nicht mehr unter den Lebenden weilt.</text:p>
      <text:p text:style-name="P8"/>
      <text:p text:style-name="P8"><text:span text:style-name="T73">Nach einigen erfolgreichen Skelettwiederbelebungen und Tagen, die, nebenbei gesagt, extrem nervig wegen der Anwesenheit von Nekromant waren, taucht von Osten ein sich sehr schnell bewegendes Wesen auf</text:span>. <text:span text:style-name="T73">Es kommt näher, direkt in Richtung der Sumpfburg.</text:span> <text:span text:style-name="T73">Es ist </text:span>ein Gesandter der Orks: <text:span text:style-name="T102">Ein riesiger, ausgewachsener und berittener Wolf.</text:span></text:p>
      <text:p text:style-name="P8"/>
      <text:p text:style-name="P8">--- Von Osten kommt ein orkischer Wolfsreiter, Tedder und Ugoki <text:span text:style-name="T103">kommen</text:span> ihm in Richtung Westen entgegen und treffen sich an einer Brücke über eine<text:span text:style-name="T74">n</text:span> <text:span text:style-name="T103">Bach. (Negotiator ist der Name des Wolfsreiters)</text:span></text:p>
      <text:p text:style-name="P8"/>
      <text:p text:style-name="P15"><text:span text:style-name="T6">Tedder: „</text:span><text:span text:style-name="T3">Wer bist du? Was streift ein einzelner Wolfsreiter in diese</text:span><text:span text:style-name="T25">n</text:span><text:span text:style-name="T3"> Landen umher?</text:span><text:span text:style-name="T6">“</text:span></text:p>
      <text:p text:style-name="P8"/>
      <text:p text:style-name="P15"><text:span text:style-name="T6">Negotiator: „</text:span><text:span text:style-name="T3">Ich bin ein Botschafter von Uruknorg. Ich wurde entsandt wegen einem sich verbreitenden Gerücht, dass Tedder, der ehemalige Heerführer der Trolle im Haaggebirge, von den Menschen vernichtet und wieder auferstanden sei.</text:span><text:span text:style-name="T6">“</text:span></text:p>
      <text:p text:style-name="P8"/>
      <text:p text:style-name="P15"><text:span text:style-name="T6">Tedder: „</text:span><text:span text:style-name="T3">Dann suchst du wohl nach mir. Ich </text:span><text:span text:style-name="T7">bin denke ich nicht wiederzuerkennen. Ich hatte eine, wie soll ich sagen? Schwierige Zeit. </text:span><text:span text:style-name="T3">Was willst du von mir?</text:span><text:span text:style-name="T6">“</text:span></text:p>
      <text:p text:style-name="P8"/>
      <text:p text:style-name="P15"><text:span text:style-name="T6">Negotiator: „</text:span><text:span text:style-name="T3">Uruknorg lässt mich ein Angebot überbringen: Wenn du der Freundschaft mit </text:span><text:span text:style-name="T8">jenem Totenbeschwörer, der dir die Nekromantie beizubringen scheint, </text:span><text:span text:style-name="T3">entsagst, </text:span><text:span text:style-name="T45">kannst du uns deine Verbündeten nennen und </text:span><text:span text:style-name="T3">wir </text:span><text:span text:style-name="T45">werden </text:span><text:span text:style-name="T3">im Fall eines erneuten Konfliktes mit den Menschen oder Elfen an deiner Seite stehen. </text:span><text:span text:style-name="T26">König </text:span><text:span text:style-name="T3">Disgustus </text:span><text:span text:style-name="T26">I. </text:span><text:span text:style-name="T3">hat mit seiner Offensive gegen dein</text:span><text:span text:style-name="T8">en Stamm</text:span><text:span text:style-name="T3"> den Frieden </text:span><text:span text:style-name="T46">unserer Lande gebrochen</text:span><text:span text:style-name="T3">. Uruknorg </text:span><text:span text:style-name="T27">überlegt sich, auf welcher Seite er stehen soll. I</text:span><text:span text:style-name="T3">hnen den Krieg mit der Macht der gesamten Horde </text:span><text:span text:style-name="T27">zu </text:span><text:span text:style-name="T3">erklär</text:span><text:span text:style-name="T27">en wäre ohne einem Bündnis mit dem ehemaligen Herrscher der Trolle aus den Tückischen Gipfeln reine Manns und Zeitverschwendung</text:span><text:span text:style-name="T3">.</text:span><text:span text:style-name="T6">“</text:span></text:p>
      <text:p text:style-name="P8"/>
      <text:p text:style-name="P15"><text:span text:style-name="T6">Negotiator: „</text:span><text:span text:style-name="T3">Warte mit deiner Entscheidung nicht zu lange – Uruknorg </text:span><text:span text:style-name="T8">persönlich</text:span><text:span text:style-name="T3"> ist bereits auf dem Weg hier her, </text:span><text:span text:style-name="T27">um Nekromant in sein Verließ zurückzubefördern</text:span><text:span text:style-name="T3">. Jeder, der </text:span><text:span text:style-name="T27">auf seiner Seite steht, ist eine Bedrohung </text:span><text:span text:style-name="T46">des gesamten Kontinents</text:span><text:span text:style-name="T3">. </text:span><text:span text:style-name="T28">Solltest du dich uns anschließen, wirst du zu einer Versammlung der Orkstämme im Südosten gebeten</text:span><text:span text:style-name="T3">.</text:span><text:span text:style-name="T6">“</text:span></text:p>
      <text:p text:style-name="P8"/>
      <text:p text:style-name="P8">--- Tedder zieht ein bisschen zurück um <text:span text:style-name="T104">sich</text:span> mit Ugoki <text:span text:style-name="T104">abzusprechen </text:span>(flüsternd)</text:p>
      <text:p text:style-name="P8"/>
      <text:p text:style-name="P8">--- Während sie <text:span text:style-name="T105">reden</text:span>, kommen von Osten mehr Orks, am Ende auch Uruknorg selbst, und schlagen ihr Lager auf</text:p>
      <text:p text:style-name="P8"/>
      <text:p text:style-name="P15"><text:soft-page-break/><text:span text:style-name="T6">Tedder: „</text:span><text:span text:style-name="T29">W</text:span><text:span text:style-name="T3">as sagst du?</text:span><text:span text:style-name="T6">“</text:span></text:p>
      <text:p text:style-name="P8"/>
      <text:p text:style-name="P15"><text:span text:style-name="T6">Ugoki: „</text:span><text:span text:style-name="T3">Ja, lass uns das machen. </text:span><text:span text:style-name="T47">Die Orks haben, im Gegensatz zu Nekromant, </text:span><text:span text:style-name="T3">keine Armee, die uns gegen die Menschen unterstützt. Außerdem ist er </text:span><text:span text:style-name="T9">viel </text:span><text:span text:style-name="T3">zu ekelhaft.</text:span><text:span text:style-name="T6">“</text:span></text:p>
      <text:p text:style-name="P8"/>
      <text:p text:style-name="P15"><text:span text:style-name="T6">Tedder: „</text:span><text:span text:style-name="T3">Aber er hat uns aus der Höhle heraus geholfen. Und er könnte </text:span><text:span text:style-name="T9">mir</text:span><text:span text:style-name="T3"> womöglich noch </text:span><text:span text:style-name="T30">viel </text:span><text:span text:style-name="T3">mehr über die Totenbeschwörung beibringen. </text:span><text:span text:style-name="T9">Er ist ein äußerst guter Lehrer. </text:span><text:span text:style-name="T30">Meine Mächte könnten in das Unermessliche steigen! </text:span><text:span text:style-name="T3">Ich weiß nicht...</text:span><text:span text:style-name="T6">“</text:span></text:p>
      <text:p text:style-name="P8"/>
      <text:p text:style-name="P15"><text:span text:style-name="T6">Dialog: „</text:span><text:span text:style-name="T3">Wenn Tedder jetzt nach Westen, Richtung Sumpfburg, geht, bleibt er auf Nekromants Seite und die Orks werden Feinde. Wenn er nach Osten, Richtung Lager von Uruknorg, geht, wird Nekromant Feind und die Orks werden Verbündete.</text:span><text:span text:style-name="T6">“</text:span></text:p>
      <text:p text:style-name="P8"/>
      <text:p text:style-name="P15"><text:span text:style-name="T6">--- Ziel: Zieh Tedder auf eines der beiden Flussufer. </text:span><text:span text:style-name="T3">Diese Entscheidung gilt für den Rest der Kampagne</text:span></text:p>
      <text:p text:style-name="P8"/>
      <text:p text:style-name="P8">--- Wenn Uruknorg Freund und Nekromant Feind wird (nach Osten gezogen) =&gt; Ziel: Besiege Nekromant</text:p>
      <text:p text:style-name="P8"/>
      <text:p text:style-name="P15"><text:span text:style-name="T6">Negotiator: „</text:span><text:span text:style-name="T3">Du hast weise entschieden, Tedder. Uruknorg erwartet dich </text:span><text:span text:style-name="T31">und wird dich zu</text:span><text:span text:style-name="T48">m Kriegsrat </text:span><text:span text:style-name="T31">der Orkstämme persönlich geleiten</text:span><text:span text:style-name="T3">.</text:span><text:span text:style-name="T6">“</text:span></text:p>
      <text:p text:style-name="P8"/>
      <text:p text:style-name="P15"><text:span text:style-name="T6">Nekromant: „</text:span><text:span text:style-name="T3">So dankt Ihr mir also, </text:span><text:span text:style-name="T49">i</text:span><text:span text:style-name="T3">hr </text:span><text:span text:style-name="T50">verräterischen</text:span><text:span text:style-name="T3"> </text:span><text:span text:style-name="T32">Trolle</text:span><text:span text:style-name="T3">! Zur Hölle werde ich </text:span><text:span text:style-name="T32">e</text:span><text:span text:style-name="T3">uch befördern, mitsamt </text:span><text:span text:style-name="T32">e</text:span><text:span text:style-name="T3">uren wertlosen Orkjüngelchen! </text:span><text:span text:style-name="T51">Es wird mir eine Freude sein euch zu vernichten!</text:span><text:span text:style-name="T6">“</text:span></text:p>
      <text:p text:style-name="P8"/>
      <text:p text:style-name="P8">--- Wenn Nekromant Freund und Uruknorg Feind wird (nach Westen gezogen) =&gt; Ziel: Besiege Uruknorg</text:p>
      <text:p text:style-name="P8"/>
      <text:p text:style-name="P15"><text:span text:style-name="T6">Negotiator: „</text:span><text:span text:style-name="T3">So sterbt denn zusammen mit </text:span><text:span text:style-name="T33">e</text:span><text:span text:style-name="T3">u</text:span><text:span text:style-name="T35">rem</text:span><text:span text:style-name="T3"> widerlichen </text:span><text:span text:style-name="T34">Totenbeschwörer Nekromant</text:span><text:span text:style-name="T3">!</text:span><text:span text:style-name="T6">“</text:span></text:p>
      <text:p text:style-name="P8"/>
      <text:p text:style-name="P15"><text:span text:style-name="T6">Nekromant: „</text:span><text:span text:style-name="T3">So ist's recht, liebe Freunde - und nun wollen wir die verräterischen Orks aufschlitzen, dass es nur so spritzt!</text:span><text:span text:style-name="T6">“</text:span></text:p>
      <text:p text:style-name="P8"/>
      <text:p text:style-name="P8">--- Wenn Nekromant stirbt, Nekromant ist FEIND =&gt; Weiter (Nekromant flieht, nächster Schritt im Szenario 5)</text:p>
      <text:p text:style-name="P8"/>
      <text:p text:style-name="P15"><text:span text:style-name="T6">Nekromant: „</text:span><text:span text:style-name="T3">Ihr meint mich besiegt zu haben? Ihr Pfuscher der Totenbeschwörung? Schon bald werden wir uns wieder treffen und dann seid Ihr alle tot und zwar schmerzhaft und für immer!</text:span><text:span text:style-name="T6">“</text:span></text:p>
      <text:p text:style-name="P8"/>
      <text:p text:style-name="P15"><text:span text:style-name="T6">Uruknorg: „</text:span><text:span text:style-name="T3">Da fährt er hin. </text:span><text:span text:style-name="T36">Das nächste Mal werden wir dafür sorgen, dass er in Ketten zurück in seine Zelle wandert.</text:span><text:span text:style-name="T6">“</text:span></text:p>
      <text:p text:style-name="P8"/>
      <text:p text:style-name="P8">--- Wenn Uruknorg stirbt, Uruknorg ist FEIND =&gt; Weiter (Uruknorg flieht, nächster Schritt im Szenario 5)</text:p>
      <text:p text:style-name="P8"/>
      <text:p text:style-name="P15"><text:span text:style-name="T6">Uruknorg: „</text:span><text:span text:style-name="T3">Ihr werdet bald einsehen, dass ihr die falsche Seite gewählt habt. Verdammt sollt ihr sein! </text:span><text:span text:style-name="T6">Ich</text:span><text:span text:style-name="T3"> </text:span><text:span text:style-name="T37">werde</text:span><text:span text:style-name="T3"> euch folgen und vernichten, </text:span><text:span text:style-name="T37">Widerlinge der Geisterwelt</text:span><text:span text:style-name="T3">!</text:span><text:span text:style-name="T6">“</text:span></text:p>
      <text:p text:style-name="P8"/>
      <text:p text:style-name="P15"><text:span text:style-name="T6">Nekromant: „</text:span><text:span text:style-name="T3">Dummer Ork. Ihr Trolle habt gut gelernt und seid jetzt einfach besser.</text:span><text:span text:style-name="T6">“</text:span></text:p>
      <text:p text:style-name="P8"/>
      <text:p text:style-name="P8">--- Das „Weiter“, nachdem der Feind (Uruknorg oder Nekromant) besiegt wurde</text:p>
      <text:p text:style-name="P8"/>
      <text:p text:style-name="P15"><text:span text:style-name="T6">Dialog: „</text:span><text:span text:style-name="T3">In diesem Moment kam vom Nordosten ein lauter werdendes Geräusch. Es klang wie Pferdehufe von menschlichen Reitern...</text:span><text:span text:style-name="T6">“</text:span></text:p>
      <text:p text:style-name="P8"/>
      <text:p text:style-name="P8">--- Vom Nordosten kommt ein Reiter, Wickbert, wenn Uruknorg Freund</text:p>
      <text:p text:style-name="P8"/>
      <text:p text:style-name="P18"><text:span text:style-name="T6">Wickbert: „</text:span><text:span text:style-name="T53">Mit der Macht </text:span><text:span text:style-name="T3">von </text:span><text:span text:style-name="T56">Bostim</text:span><text:span text:style-name="T52"> </text:span><text:span text:style-name="T3">verhafte ich alle Orks des Stammes von Uruknorg, sowie jene, die sich ihre Verbündeten nennen!</text:span><text:span text:style-name="T6">“</text:span></text:p>
      <text:p text:style-name="P8"/>
      <text:p text:style-name="P8">--- Vom Nordosten kommt ein Reiter, Wickbert, wenn Nekromant Freund</text:p>
      <text:p text:style-name="P8"/>
      <text:p text:style-name="P18"><text:span text:style-name="T6">Wickbert: „</text:span><text:span text:style-name="T3">Im Namen von </text:span><text:span text:style-name="T38">König </text:span><text:span text:style-name="T3">Disgustus, </text:span><text:span text:style-name="T38">dem Ersten seines Namens:</text:span><text:span text:style-name="T3"> </text:span><text:span text:style-name="T38">J</text:span><text:span text:style-name="T3">egliche umherstreifende Untote oder jene, die von ihnen noch übrig sind, sollen hiermit von unseren Landen verbannt oder komplett </text:span><text:span text:style-name="T38">tot gemacht </text:span><text:span text:style-name="T3">werden!</text:span><text:span text:style-name="T6">“</text:span></text:p>
      <text:p text:style-name="P8"/>
      <text:p text:style-name="P8">--- Egal wer Freund</text:p>
      <text:p text:style-name="P8"/>
      <text:p text:style-name="P15"><text:soft-page-break/><text:span text:style-name="T6">Tedder: „</text:span><text:span text:style-name="T3">Diesem </text:span><text:span text:style-name="T39">Schwachmaten</text:span><text:span text:style-name="T3"> Disgustus werden wir noch die Türen eintreten, das verspreche ich. </text:span><text:span text:style-name="T40">Zur Hölle mit diesen Reitern!</text:span><text:span text:style-name="T6">“</text:span></text:p>
      <text:p text:style-name="P8"/>
      <text:p text:style-name="P8">--- Ziel: Besiege Wickbert</text:p>
      <text:p text:style-name="P8"/>
      <text:p text:style-name="P8">--- <text:span text:style-name="T75">Wenn Wickbert tot ist …………………….</text:span></text:p>
      <text:p text:style-name="P8"/>
      <text:p text:style-name="P8"/>
      <text:p text:style-name="P22">--- Wenn Nekromant Freund</text:p>
      <text:p text:style-name="P9"/>
      <text:p text:style-name="P21">Storyline Aa</text:p>
      <text:p text:style-name="P8"/>
      <text:p text:style-name="P15"><text:span text:style-name="T6">Nekromant: „</text:span><text:span text:style-name="T3">Was jetzt, Tedder? Wenn ihr aufbrecht, </text:span><text:span text:style-name="T42">wartet doch kurz auf mich und lasst</text:span><text:span text:style-name="T3"> mir doch bitte ein paar der Toten.</text:span><text:span text:style-name="T6">“</text:span></text:p>
      <text:p text:style-name="P8"/>
      <text:p text:style-name="P15"><text:span text:style-name="T6">Tedder: „</text:span><text:span text:style-name="T3">Wir </text:span><text:span text:style-name="T13">werden </text:span><text:span text:style-name="T10">als nächstes </text:span><text:span text:style-name="T3">nach Nordosten aufbrechen und unsere Heimat zurückerobern. </text:span><text:span text:style-name="T13">Vielleicht ist es uns möglich, ein paar </text:span><text:span text:style-name="T43">Ü</text:span><text:span text:style-name="T13">berlebende meines Stammes zu befreien – sofern </text:span><text:span text:style-name="T44">Disgustus</text:span><text:span text:style-name="T13"> nicht alle seiner Einfältigkeit entsprechend hinrichten lies</text:span><text:span text:style-name="T10">.</text:span><text:span text:style-name="T6">“</text:span></text:p>
      <text:p text:style-name="P8"/>
      <text:p text:style-name="P15"><text:span text:style-name="T6">Ugoki: „</text:span><text:span text:style-name="T3">Ich werde dafür sorgen, dass jeglichen Menschen, die in Kontakt mit </text:span><text:span text:style-name="T56">Bostim</text:span><text:span text:style-name="T3"> stehen, ein erstaunlich kurzes Restleben verbleibt.</text:span><text:span text:style-name="T10"> </text:span><text:span text:style-name="T13">Lass uns einfach weiter in Richtung jener Menschenstadt!</text:span><text:span text:style-name="T6">“</text:span></text:p>
      <text:p text:style-name="P8"/>
      <text:p text:style-name="P15"><text:span text:style-name="T6">Nekromant: „</text:span><text:span text:style-name="T3">Da werde ich euch noch ein Stückchen begleiten - Soweit ihr noch etwas warten könnt. </text:span><text:span text:style-name="T44">Die Wissenschaft hat Vorrang. Ich weiß auch schon, was ich dir, Tedder, als nächstes beibringen werde. Es wird dir Spaß machen!</text:span><text:span text:style-name="T6">“</text:span></text:p>
      <text:p text:style-name="P8"/>
      <text:p text:style-name="P16"><text:span text:style-name="T6">=</text:span><text:span text:style-name="T3">&gt; StoryAa.odt</text:span></text:p>
      <text:p text:style-name="P10"/>
      <text:p text:style-name="P8"/>
      <text:p text:style-name="P22">--- Wenn Uruknorg Freund</text:p>
      <text:p text:style-name="P8"/>
      <text:p text:style-name="P21">Storyline Ab</text:p>
      <text:p text:style-name="P8"/>
      <text:p text:style-name="P10">Dialog: „Kurz nachdem Wickberts Leben beendet wurde, eilte völlig außer Atem ein Wolfsreiter von Südosten auf die Lager von Uruknorg und Tedder zu.“</text:p>
      <text:p text:style-name="P10"/>
      <text:p text:style-name="P10">Wolfsreiter: „Uru… Uruknorg…. *keuch* Eines unserer Hauptlager, nur zwei Tagesmärsche südöstlich von hier entfernt, wird von Menschen aus <text:span text:style-name="T111">Bostim</text:span> belagert. Wir können nicht mehr lange standhalten… Wir brauchen <text:span text:style-name="T110">umgehend </text:span>Hilfe, <text:span text:style-name="T110">oder das Bündnis mit dem Stamm von Tal‘Valgor gehört der Vergangenheit an</text:span>!“</text:p>
      <text:p text:style-name="P8"/>
      <text:p text:style-name="P17"><text:span text:style-name="T6">Uruknorg: „</text:span><text:span text:style-name="T11">Ich werde </text:span><text:span text:style-name="T12">sofort aufbrechen. Möge </text:span><text:span text:style-name="T56">Bostim</text:span><text:span text:style-name="T12"> in Bälde in Flammen stehen! </text:span><text:span text:style-name="T41">Tedder, nehmt eure </text:span><text:span text:style-name="T54">Soldaten</text:span><text:span text:style-name="T41"> und kommt mit mir. Nachdem wir die Belagerung von </text:span><text:span text:style-name="T56">Bostim</text:span><text:span text:style-name="T41"> vernichtet haben, werden wir </text:span><text:span text:style-name="T55">dem Kriegsrat </text:span><text:span text:style-name="T41">zustoßen und mit Eile der Herrschaft von Disgustus ein Ende bereiten. Kopf ab, alles gut. Alles gut, Ende gut.“</text:span></text:p>
      <text:p text:style-name="P8"/>
      <text:p text:style-name="P11">Ugoki: „Jaa, Menschentöten.“</text:p>
      <text:p text:style-name="P11"/>
      <text:p text:style-name="P12">=&gt; StoryAb.od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28:48.822000000</meta:creation-date>
    <meta:generator>LibreOffice/5.4.6.2$Windows_X86_64 LibreOffice_project/4014ce260a04f1026ba855d3b8d91541c224eab8</meta:generator>
    <dc:date>2018-05-23T17:11:18.426000000</dc:date>
    <meta:editing-duration>PT15H38M18S</meta:editing-duration>
    <meta:editing-cycles>144</meta:editing-cycles>
    <meta:document-statistic meta:table-count="0" meta:image-count="0" meta:object-count="0" meta:page-count="6" meta:paragraph-count="121" meta:word-count="2659" meta:character-count="17492" meta:non-whitespace-character-count="14948"/>
  </office:meta>
</office:document-meta>
</file>